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6*"/>
    </style:style>
    <style:style style:name="Table2.B" style:family="table-column">
      <style:table-column-properties style:column-width="1.3847in" style:rel-column-width="13107*"/>
    </style:style>
    <style:style style:name="Table2.E" style:family="table-column">
      <style:table-column-properties style:column-width="1.3854in" style:rel-column-width="1310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4pt" officeooo:paragraph-rsid="00034c5c" style:font-size-asian="14pt" style:font-size-complex="14pt"/>
    </style:style>
    <style:style style:name="P2" style:family="paragraph" style:parent-style-name="Standard">
      <style:text-properties officeooo:paragraph-rsid="000d2735"/>
    </style:style>
    <style:style style:name="P3" style:family="paragraph" style:parent-style-name="Standard">
      <style:text-properties officeooo:rsid="0004ed05" officeooo:paragraph-rsid="0004ed05"/>
    </style:style>
    <style:style style:name="P4" style:family="paragraph" style:parent-style-name="Standard">
      <style:text-properties officeooo:rsid="00034c5c" officeooo:paragraph-rsid="00034c5c"/>
    </style:style>
    <style:style style:name="P5" style:family="paragraph" style:parent-style-name="Standard">
      <style:text-properties style:font-name="Luxi Mono" officeooo:rsid="00034c5c" officeooo:paragraph-rsid="0031fed4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28aa1b" style:font-size-asian="12pt" style:font-size-complex="12pt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2845c" style:font-size-asian="12pt" style:font-size-complex="12pt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3c8e0" style:font-size-asian="12pt" style:font-size-complex="12pt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0bac" style:font-size-asian="12pt" style:font-size-complex="12pt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2845c" style:font-size-asian="12pt" style:font-size-complex="12pt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57a878" officeooo:paragraph-rsid="005cabf5" style:font-size-asian="12pt" style:font-size-complex="12pt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style:font-name="Courier New" officeooo:rsid="00152896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Courier New" officeooo:rsid="00034c5c" officeooo:paragraph-rsid="0031fed4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47b8a" officeooo:paragraph-rsid="00147b8a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2a6b3c" officeooo:paragraph-rsid="002a6b3c"/>
    </style:style>
    <style:style style:name="P21" style:family="paragraph" style:parent-style-name="Text_20_body">
      <style:text-properties officeooo:paragraph-rsid="00114cd5"/>
    </style:style>
    <style:style style:name="P22" style:family="paragraph" style:parent-style-name="Text_20_body">
      <style:text-properties officeooo:paragraph-rsid="001379fb"/>
    </style:style>
    <style:style style:name="P23" style:family="paragraph" style:parent-style-name="Text_20_body">
      <style:text-properties officeooo:paragraph-rsid="00147b8a"/>
    </style:style>
    <style:style style:name="P24" style:family="paragraph" style:parent-style-name="Text_20_body">
      <style:text-properties officeooo:paragraph-rsid="00148a56"/>
    </style:style>
    <style:style style:name="P25" style:family="paragraph" style:parent-style-name="Text_20_body">
      <style:text-properties officeooo:paragraph-rsid="001e6b32"/>
    </style:style>
    <style:style style:name="P26" style:family="paragraph" style:parent-style-name="Text_20_body">
      <style:text-properties style:font-name="Arial1" officeooo:paragraph-rsid="0021b442"/>
    </style:style>
    <style:style style:name="P27" style:family="paragraph" style:parent-style-name="Text_20_body">
      <style:text-properties style:font-name="Arial1" fo:font-weight="bold" officeooo:rsid="005e15df" officeooo:paragraph-rsid="005e15df" style:font-weight-asian="bold" style:font-weight-complex="bold"/>
    </style:style>
    <style:style style:name="P28" style:family="paragraph" style:parent-style-name="Text_20_body">
      <style:text-properties officeooo:paragraph-rsid="0024d2d2"/>
    </style:style>
    <style:style style:name="P29" style:family="paragraph" style:parent-style-name="Text_20_body">
      <style:text-properties officeooo:rsid="00034c5c"/>
    </style:style>
    <style:style style:name="P30" style:family="paragraph" style:parent-style-name="Text_20_body">
      <style:text-properties officeooo:rsid="00147b8a" officeooo:paragraph-rsid="00147b8a"/>
    </style:style>
    <style:style style:name="P31" style:family="paragraph" style:parent-style-name="Text_20_body">
      <style:text-properties officeooo:rsid="00152896" officeooo:paragraph-rsid="00152896"/>
    </style:style>
    <style:style style:name="P32" style:family="paragraph" style:parent-style-name="Text_20_body">
      <style:text-properties officeooo:paragraph-rsid="002a6b3c"/>
    </style:style>
    <style:style style:name="P33" style:family="paragraph" style:parent-style-name="Text_20_body">
      <style:text-properties officeooo:paragraph-rsid="002be64e"/>
    </style:style>
    <style:style style:name="P34" style:family="paragraph" style:parent-style-name="Text_20_body">
      <style:text-properties officeooo:paragraph-rsid="00301071"/>
    </style:style>
    <style:style style:name="P35" style:family="paragraph" style:parent-style-name="Text_20_body">
      <style:text-properties officeooo:paragraph-rsid="00360f89"/>
    </style:style>
    <style:style style:name="P36" style:family="paragraph" style:parent-style-name="Text_20_body">
      <style:text-properties officeooo:paragraph-rsid="003cd9e1"/>
    </style:style>
    <style:style style:name="P37" style:family="paragraph" style:parent-style-name="Text_20_body">
      <style:text-properties officeooo:rsid="00360f89" officeooo:paragraph-rsid="00360f89"/>
    </style:style>
    <style:style style:name="P38" style:family="paragraph" style:parent-style-name="Text_20_body">
      <style:text-properties officeooo:rsid="002a6b3c" officeooo:paragraph-rsid="002be64e"/>
    </style:style>
    <style:style style:name="P39" style:family="paragraph" style:parent-style-name="Text_20_body">
      <style:text-properties officeooo:paragraph-rsid="005883a5"/>
    </style:style>
    <style:style style:name="P40" style:family="paragraph" style:parent-style-name="Text_20_body">
      <style:text-properties officeooo:paragraph-rsid="00650ca5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Courier New" fo:font-size="10pt" officeooo:rsid="00034c5c" officeooo:paragraph-rsid="00034c5c" style:font-size-asian="10pt" style:font-size-complex="10pt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034c5c" style:font-size-asian="12pt" style:font-size-complex="12pt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5b29c" style:font-size-asian="12pt" style:font-size-complex="12pt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34c5c" officeooo:paragraph-rsid="0031fed4" style:font-size-asian="12pt" style:font-size-complex="12pt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d2735" officeooo:paragraph-rsid="0032845c" style:font-size-asian="12pt" style:font-size-complex="12pt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3c8e0" style:font-size-asian="12pt" style:font-size-complex="12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0f87b9" officeooo:paragraph-rsid="00350bac" style:font-size-asian="12pt" style:font-size-complex="12pt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Courier New" fo:font-size="12pt" officeooo:rsid="00147b8a" officeooo:paragraph-rsid="0028aa1b" style:font-size-asian="12pt" style:font-size-complex="12pt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Courier New" officeooo:rsid="00152896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be64e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d2eab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2ec66b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style:font-name="Arial1" officeooo:rsid="002be64e" officeooo:paragraph-rsid="002be64e"/>
    </style:style>
    <style:style style:name="P54" style:family="paragraph" style:parent-style-name="Text_20_body">
      <style:paragraph-properties fo:margin-left="0in" fo:margin-right="0in" fo:text-indent="0in" style:auto-text-indent="false"/>
      <style:text-properties style:font-name="Arial1" officeooo:rsid="002d2eab" officeooo:paragraph-rsid="002d2eab"/>
    </style:style>
    <style:style style:name="P55" style:family="paragraph" style:parent-style-name="Text_20_body">
      <style:paragraph-properties fo:break-before="page"/>
      <style:text-properties officeooo:rsid="00034c5c"/>
    </style:style>
    <style:style style:name="P56" style:family="paragraph" style:parent-style-name="Table_20_Heading">
      <style:text-properties style:font-name="Arial1" officeooo:paragraph-rsid="002be64e"/>
    </style:style>
    <style:style style:name="P57" style:family="paragraph" style:parent-style-name="Table_20_Heading">
      <style:text-properties style:font-name="Arial1" officeooo:paragraph-rsid="002d2eab"/>
    </style:style>
    <style:style style:name="P58" style:family="paragraph" style:parent-style-name="Table_20_Heading">
      <style:text-properties style:font-name="Arial1" officeooo:rsid="002be64e" officeooo:paragraph-rsid="002be64e"/>
    </style:style>
    <style:style style:name="P59" style:family="paragraph" style:parent-style-name="Table_20_Contents">
      <style:text-properties style:font-name="Arial1" officeooo:paragraph-rsid="002be64e"/>
    </style:style>
    <style:style style:name="P60" style:family="paragraph" style:parent-style-name="Table_20_Contents">
      <style:paragraph-properties fo:text-align="center" style:justify-single-word="false"/>
      <style:text-properties style:font-name="Arial1" officeooo:paragraph-rsid="002d2eab"/>
    </style:style>
    <style:style style:name="P61" style:family="paragraph" style:parent-style-name="Table_20_Contents">
      <style:text-properties style:font-name="Arial1" officeooo:rsid="002be64e" officeooo:paragraph-rsid="002be64e"/>
    </style:style>
    <style:style style:name="P62" style:family="paragraph" style:parent-style-name="Table_20_Contents">
      <style:text-properties style:font-name="Arial1" officeooo:rsid="002d2eab" officeooo:paragraph-rsid="002d2eab"/>
    </style:style>
    <style:style style:name="P63" style:family="paragraph" style:parent-style-name="Table_20_Contents">
      <style:text-properties style:font-name="Arial1" officeooo:rsid="00422cb6" officeooo:paragraph-rsid="00422cb6"/>
    </style:style>
    <style:style style:name="P64" style:family="paragraph" style:parent-style-name="Table_20_Contents">
      <style:text-properties style:font-name="Courier New"/>
    </style:style>
    <style:style style:name="P65" style:family="paragraph" style:parent-style-name="Table_20_Contents">
      <style:paragraph-properties fo:text-align="center" style:justify-single-word="false"/>
      <style:text-properties style:font-name="Courier New" officeooo:paragraph-rsid="002d2eab"/>
    </style:style>
    <style:style style:name="P66" style:family="paragraph" style:parent-style-name="Table_20_Contents">
      <style:paragraph-properties fo:text-align="center" style:justify-single-word="false"/>
      <style:text-properties style:font-name="Courier New" officeooo:rsid="002be64e" officeooo:paragraph-rsid="002be64e"/>
    </style:style>
    <style:style style:name="P67" style:family="paragraph" style:parent-style-name="Table_20_Contents">
      <style:paragraph-properties fo:text-align="center" style:justify-single-word="false"/>
      <style:text-properties style:font-name="Courier New" officeooo:rsid="002d2eab" officeooo:paragraph-rsid="002d2eab"/>
    </style:style>
    <style:style style:name="P68" style:family="paragraph" style:parent-style-name="Table_20_Contents">
      <style:paragraph-properties fo:text-align="center" style:justify-single-word="false"/>
      <style:text-properties style:font-name="Courier New" officeooo:rsid="002ec66b" officeooo:paragraph-rsid="002ec66b"/>
    </style:style>
    <style:style style:name="P69" style:family="paragraph" style:parent-style-name="Table_20_Contents">
      <style:paragraph-properties fo:text-align="center" style:justify-single-word="false"/>
      <style:text-properties style:font-name="Courier New" officeooo:rsid="00422cb6" officeooo:paragraph-rsid="00422cb6"/>
    </style:style>
    <style:style style:name="P70" style:family="paragraph" style:parent-style-name="Table_20_Contents">
      <style:paragraph-properties fo:text-align="center" style:justify-single-word="false"/>
      <style:text-properties style:font-name="Courier New" officeooo:rsid="0043c0d2" officeooo:paragraph-rsid="0043c0d2"/>
    </style:style>
    <style:style style:name="P71" style:family="paragraph" style:parent-style-name="Table_20_Contents">
      <style:paragraph-properties fo:text-align="center" style:justify-single-word="false"/>
      <style:text-properties style:font-name="Courier New" officeooo:rsid="0045737f" officeooo:paragraph-rsid="002d2eab"/>
    </style:style>
    <style:style style:name="P72" style:family="paragraph" style:parent-style-name="Standard" style:list-style-name="L1">
      <style:text-properties officeooo:rsid="00034c5c" officeooo:paragraph-rsid="00034c5c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6c3928" style:font-size-asian="12pt" style:font-size-complex="12pt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rsid="00034c5c" officeooo:paragraph-rsid="0071d979" style:font-size-asian="12pt" style:font-size-complex="12pt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style:font-name="Courier New" fo:font-size="12pt" officeooo:paragraph-rsid="0031fed4" style:font-size-asian="12pt" style:font-size-complex="12pt"/>
    </style:style>
    <style:style style:name="P76" style:family="paragraph" style:parent-style-name="Standard">
      <style:paragraph-properties fo:margin-left="0.9846in" fo:margin-right="0in" fo:text-indent="0in" style:auto-text-indent="false"/>
      <style:text-properties style:font-name="Courier New" fo:font-size="12pt" officeooo:paragraph-rsid="006f3b14" style:font-size-asian="12pt" style:font-size-complex="12pt"/>
    </style:style>
    <style:style style:name="P77" style:family="paragraph" style:parent-style-name="Text_20_body" style:list-style-name="L1">
      <style:text-properties officeooo:rsid="00034c5c"/>
    </style:style>
    <style:style style:name="P78" style:family="paragraph" style:parent-style-name="Text_20_body" style:list-style-name="L2">
      <style:text-properties officeooo:paragraph-rsid="00360f89"/>
    </style:style>
    <style:style style:name="P79" style:family="paragraph" style:parent-style-name="Text_20_body" style:list-style-name="L3">
      <style:text-properties style:font-name="Courier New" officeooo:rsid="001e6b32" officeooo:paragraph-rsid="0037b804"/>
    </style:style>
    <style:style style:name="P80" style:family="paragraph" style:parent-style-name="Text_20_body" style:list-style-name="L3">
      <style:text-properties style:font-name="Courier New" officeooo:rsid="001e6b32" officeooo:paragraph-rsid="001e6b32"/>
    </style:style>
    <style:style style:name="P81" style:family="paragraph" style:parent-style-name="Text_20_body" style:list-style-name="L4">
      <style:text-properties officeooo:paragraph-rsid="004717f9"/>
    </style:style>
    <style:style style:name="P82" style:family="paragraph" style:parent-style-name="Text_20_body" style:list-style-name="L4">
      <style:text-properties officeooo:paragraph-rsid="006a33cd"/>
    </style:style>
    <style:style style:name="P83" style:family="paragraph" style:parent-style-name="Text_20_body">
      <style:text-properties officeooo:rsid="0004ed05" officeooo:paragraph-rsid="00673664"/>
    </style:style>
    <style:style style:name="P84" style:family="paragraph" style:parent-style-name="Text_20_body">
      <style:text-properties officeooo:paragraph-rsid="006be3eb"/>
    </style:style>
    <style:style style:name="P85" style:family="paragraph" style:parent-style-name="Text_20_body">
      <style:text-properties officeooo:rsid="00338273" officeooo:paragraph-rsid="006c3928"/>
    </style:style>
    <style:style style:name="P86" style:family="paragraph" style:parent-style-name="Text_20_body" style:list-style-name="L5">
      <style:text-properties officeooo:rsid="00338273" officeooo:paragraph-rsid="006c3928"/>
    </style:style>
    <style:style style:name="P87" style:family="paragraph" style:parent-style-name="Text_20_body">
      <style:text-properties officeooo:paragraph-rsid="0073015f"/>
    </style:style>
    <style:style style:name="P88" style:family="paragraph" style:parent-style-name="Text_20_body">
      <style:text-properties officeooo:paragraph-rsid="007497da"/>
    </style:style>
    <style:style style:name="P89" style:family="paragraph" style:parent-style-name="Text_20_body">
      <style:text-properties officeooo:paragraph-rsid="0077953c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style:font-name="Arial1" officeooo:rsid="005ffbd5" officeooo:paragraph-rsid="002ec66b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127c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style:font-name="Arial1" officeooo:paragraph-rsid="006be3eb"/>
    </style:style>
    <style:style style:name="P93" style:family="paragraph" style:parent-style-name="Text_20_body">
      <style:paragraph-properties fo:margin-left="0.4925in" fo:margin-right="0in" fo:text-indent="0in" style:auto-text-indent="false"/>
      <style:text-properties style:font-name="Courier New" officeooo:paragraph-rsid="006b127c"/>
    </style:style>
    <style:style style:name="P94" style:family="paragraph" style:parent-style-name="Footer">
      <style:paragraph-properties fo:text-align="end" style:justify-single-word="false"/>
      <style:text-properties officeooo:paragraph-rsid="00034c5c"/>
    </style:style>
    <style:style style:name="P95" style:family="paragraph" style:parent-style-name="Heading_20_1">
      <style:text-properties officeooo:rsid="0005ff3a"/>
    </style:style>
    <style:style style:name="P9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8" style:family="paragraph" style:parent-style-name="Heading_20_2">
      <style:text-properties officeooo:rsid="00360f89"/>
    </style:style>
    <style:style style:name="P99" style:family="paragraph" style:parent-style-name="Heading_20_2">
      <style:text-properties officeooo:rsid="00034c5c"/>
    </style:style>
    <style:style style:name="P100" style:family="paragraph" style:parent-style-name="Heading_20_2">
      <style:text-properties officeooo:rsid="001e6b32"/>
    </style:style>
    <style:style style:name="P101" style:family="paragraph" style:parent-style-name="Heading_20_2">
      <style:text-properties officeooo:rsid="000f87b9"/>
    </style:style>
    <style:style style:name="P102" style:family="paragraph" style:parent-style-name="Heading_20_2">
      <style:text-properties officeooo:rsid="000f87b9" officeooo:paragraph-rsid="000f87b9"/>
    </style:style>
    <style:style style:name="P103" style:family="paragraph" style:parent-style-name="Heading_20_2">
      <style:text-properties officeooo:rsid="00147b8a"/>
    </style:style>
    <style:style style:name="P104" style:family="paragraph" style:parent-style-name="Heading_20_2">
      <style:text-properties officeooo:paragraph-rsid="0071d979"/>
    </style:style>
    <style:style style:name="P105" style:family="paragraph" style:parent-style-name="Heading_20_3">
      <style:text-properties officeooo:rsid="002a6b3c" officeooo:paragraph-rsid="002a6b3c"/>
    </style:style>
    <style:style style:name="P10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034c5c"/>
    </style:style>
    <style:style style:name="T2" style:family="text">
      <style:text-properties officeooo:rsid="0004ed05"/>
    </style:style>
    <style:style style:name="T3" style:family="text">
      <style:text-properties officeooo:rsid="0005ff3a"/>
    </style:style>
    <style:style style:name="T4" style:family="text">
      <style:text-properties officeooo:rsid="000858e5"/>
    </style:style>
    <style:style style:name="T5" style:family="text">
      <style:text-properties officeooo:rsid="000b4a46"/>
    </style:style>
    <style:style style:name="T6" style:family="text">
      <style:text-properties officeooo:rsid="000d2735"/>
    </style:style>
    <style:style style:name="T7" style:family="text">
      <style:text-properties fo:font-style="italic" fo:font-weight="normal" officeooo:rsid="00034c5c" style:font-style-asian="italic" style:font-weight-asian="normal" style:font-style-complex="italic" style:font-weight-complex="normal"/>
    </style:style>
    <style:style style:name="T8" style:family="text">
      <style:text-properties fo:font-style="normal" fo:font-weight="bold" officeooo:rsid="00034c5c" style:font-style-asian="normal" style:font-weight-asian="bold" style:font-style-complex="normal" style:font-weight-complex="bold"/>
    </style:style>
    <style:style style:name="T9" style:family="text">
      <style:text-properties fo:font-weight="bold" officeooo:rsid="00034c5c" style:font-weight-asian="bold" style:font-weight-complex="bold"/>
    </style:style>
    <style:style style:name="T10" style:family="text">
      <style:text-properties fo:font-weight="bold" officeooo:rsid="00360f89" style:font-weight-asian="bold" style:font-weight-complex="bold"/>
    </style:style>
    <style:style style:name="T11" style:family="text">
      <style:text-properties fo:font-weight="normal" officeooo:rsid="00034c5c" style:font-weight-asian="normal" style:font-weight-complex="normal"/>
    </style:style>
    <style:style style:name="T12" style:family="text">
      <style:text-properties style:font-name="Courier New"/>
    </style:style>
    <style:style style:name="T13" style:family="text">
      <style:text-properties style:font-name="Courier New" officeooo:rsid="000d2735"/>
    </style:style>
    <style:style style:name="T14" style:family="text">
      <style:text-properties style:font-name="Courier New" officeooo:rsid="000e0da1"/>
    </style:style>
    <style:style style:name="T15" style:family="text">
      <style:text-properties style:font-name="Courier New" officeooo:rsid="00114cd5"/>
    </style:style>
    <style:style style:name="T16" style:family="text">
      <style:text-properties style:font-name="Courier New" officeooo:rsid="001379fb"/>
    </style:style>
    <style:style style:name="T17" style:family="text">
      <style:text-properties style:font-name="Courier New" officeooo:rsid="00147b8a"/>
    </style:style>
    <style:style style:name="T18" style:family="text">
      <style:text-properties style:font-name="Courier New" officeooo:rsid="00148a56"/>
    </style:style>
    <style:style style:name="T19" style:family="text">
      <style:text-properties style:font-name="Courier New" officeooo:rsid="0016c2b9"/>
    </style:style>
    <style:style style:name="T20" style:family="text">
      <style:text-properties style:font-name="Courier New" officeooo:rsid="00187f26"/>
    </style:style>
    <style:style style:name="T21" style:family="text">
      <style:text-properties style:font-name="Courier New" officeooo:rsid="001e6b32"/>
    </style:style>
    <style:style style:name="T22" style:family="text">
      <style:text-properties style:font-name="Courier New" officeooo:rsid="0024d2d2"/>
    </style:style>
    <style:style style:name="T23" style:family="text">
      <style:text-properties style:font-name="Courier New" officeooo:rsid="00301071"/>
    </style:style>
    <style:style style:name="T24" style:family="text">
      <style:text-properties style:font-name="Courier New" officeooo:rsid="002be64e"/>
    </style:style>
    <style:style style:name="T25" style:family="text">
      <style:text-properties style:font-name="Courier New" officeooo:rsid="002d2eab"/>
    </style:style>
    <style:style style:name="T26" style:family="text">
      <style:text-properties style:font-name="Courier New" officeooo:rsid="002ec66b"/>
    </style:style>
    <style:style style:name="T27" style:family="text">
      <style:text-properties style:font-name="Courier New" officeooo:rsid="00360f89"/>
    </style:style>
    <style:style style:name="T28" style:family="text">
      <style:text-properties style:font-name="Courier New" officeooo:rsid="002a6b3c"/>
    </style:style>
    <style:style style:name="T29" style:family="text">
      <style:text-properties style:font-name="Courier New" officeooo:rsid="004863d1"/>
    </style:style>
    <style:style style:name="T30" style:family="text">
      <style:text-properties style:font-name="Courier New" officeooo:rsid="00488863"/>
    </style:style>
    <style:style style:name="T31" style:family="text">
      <style:text-properties style:font-name="Courier New" officeooo:rsid="004717f9"/>
    </style:style>
    <style:style style:name="T32" style:family="text">
      <style:text-properties style:font-name="Courier New" officeooo:rsid="005883a5"/>
    </style:style>
    <style:style style:name="T33" style:family="text">
      <style:text-properties style:font-name="Courier New" officeooo:rsid="00650ca5"/>
    </style:style>
    <style:style style:name="T34" style:family="text">
      <style:text-properties style:font-name="Courier New" officeooo:rsid="0071d979"/>
    </style:style>
    <style:style style:name="T35" style:family="text">
      <style:text-properties style:font-name="Courier New" officeooo:rsid="0073015f"/>
    </style:style>
    <style:style style:name="T36" style:family="text">
      <style:text-properties officeooo:rsid="000d7bd3"/>
    </style:style>
    <style:style style:name="T37" style:family="text">
      <style:text-properties officeooo:rsid="000e0d5e"/>
    </style:style>
    <style:style style:name="T38" style:family="text">
      <style:text-properties officeooo:rsid="000e0da1"/>
    </style:style>
    <style:style style:name="T39" style:family="text">
      <style:text-properties officeooo:rsid="00114cd5"/>
    </style:style>
    <style:style style:name="T40" style:family="text">
      <style:text-properties officeooo:rsid="00124e96"/>
    </style:style>
    <style:style style:name="T41" style:family="text">
      <style:text-properties officeooo:rsid="001379fb"/>
    </style:style>
    <style:style style:name="T42" style:family="text">
      <style:text-properties officeooo:rsid="00147b8a"/>
    </style:style>
    <style:style style:name="T43" style:family="text">
      <style:text-properties officeooo:rsid="00148a56"/>
    </style:style>
    <style:style style:name="T44" style:family="text">
      <style:text-properties officeooo:rsid="00152896"/>
    </style:style>
    <style:style style:name="T45" style:family="text">
      <style:text-properties officeooo:rsid="0016c2b9"/>
    </style:style>
    <style:style style:name="T46" style:family="text">
      <style:text-properties officeooo:rsid="00182787"/>
    </style:style>
    <style:style style:name="T47" style:family="text">
      <style:text-properties officeooo:rsid="00187f26"/>
    </style:style>
    <style:style style:name="T48" style:family="text">
      <style:text-properties officeooo:rsid="001bb77c"/>
    </style:style>
    <style:style style:name="T49" style:family="text">
      <style:text-properties officeooo:rsid="001d4ff8"/>
    </style:style>
    <style:style style:name="T50" style:family="text">
      <style:text-properties officeooo:rsid="001e6b32"/>
    </style:style>
    <style:style style:name="T51" style:family="text">
      <style:text-properties officeooo:rsid="0021b442"/>
    </style:style>
    <style:style style:name="T52" style:family="text">
      <style:text-properties officeooo:rsid="0022508f"/>
    </style:style>
    <style:style style:name="T53" style:family="text">
      <style:text-properties officeooo:rsid="0024d2d2"/>
    </style:style>
    <style:style style:name="T54" style:family="text">
      <style:text-properties officeooo:rsid="0025eb51"/>
    </style:style>
    <style:style style:name="T55" style:family="text">
      <style:text-properties style:font-name="Arial1"/>
    </style:style>
    <style:style style:name="T56" style:family="text">
      <style:text-properties style:font-name="Arial1" officeooo:rsid="00147b8a"/>
    </style:style>
    <style:style style:name="T57" style:family="text">
      <style:text-properties style:font-name="Arial1" officeooo:rsid="0037b804"/>
    </style:style>
    <style:style style:name="T58" style:family="text">
      <style:text-properties style:font-name="Arial1" officeooo:rsid="004863d1"/>
    </style:style>
    <style:style style:name="T59" style:family="text">
      <style:text-properties style:font-name="Arial1" officeooo:rsid="002d2eab"/>
    </style:style>
    <style:style style:name="T60" style:family="text">
      <style:text-properties officeooo:rsid="002a6b3c"/>
    </style:style>
    <style:style style:name="T61" style:family="text">
      <style:text-properties officeooo:rsid="002be64e"/>
    </style:style>
    <style:style style:name="T62" style:family="text">
      <style:text-properties officeooo:rsid="002d2eab"/>
    </style:style>
    <style:style style:name="T63" style:family="text">
      <style:text-properties officeooo:rsid="002ec66b"/>
    </style:style>
    <style:style style:name="T64" style:family="text">
      <style:text-properties officeooo:rsid="00301071"/>
    </style:style>
    <style:style style:name="T65" style:family="text">
      <style:text-properties officeooo:rsid="0031fed4"/>
    </style:style>
    <style:style style:name="T66" style:family="text">
      <style:text-properties officeooo:rsid="0033c8e0"/>
    </style:style>
    <style:style style:name="T67" style:family="text">
      <style:text-properties officeooo:rsid="00360f89"/>
    </style:style>
    <style:style style:name="T68" style:family="text">
      <style:text-properties officeooo:rsid="0037b804"/>
    </style:style>
    <style:style style:name="T69" style:family="text">
      <style:text-properties officeooo:rsid="003898c7"/>
    </style:style>
    <style:style style:name="T70" style:family="text">
      <style:text-properties officeooo:rsid="003ba901"/>
    </style:style>
    <style:style style:name="T71" style:family="text">
      <style:text-properties officeooo:rsid="003cd9e1"/>
    </style:style>
    <style:style style:name="T72" style:family="text">
      <style:text-properties officeooo:rsid="0045737f"/>
    </style:style>
    <style:style style:name="T73" style:family="text">
      <style:text-properties officeooo:rsid="00470ed7"/>
    </style:style>
    <style:style style:name="T74" style:family="text">
      <style:text-properties officeooo:rsid="004717f9"/>
    </style:style>
    <style:style style:name="T75" style:family="text">
      <style:text-properties officeooo:rsid="004863d1"/>
    </style:style>
    <style:style style:name="T76" style:family="text">
      <style:text-properties officeooo:rsid="00488863"/>
    </style:style>
    <style:style style:name="T77" style:family="text">
      <style:text-properties officeooo:rsid="004a54d3"/>
    </style:style>
    <style:style style:name="T78" style:family="text">
      <style:text-properties officeooo:rsid="0057a878"/>
    </style:style>
    <style:style style:name="T79" style:family="text">
      <style:text-properties officeooo:rsid="005883a5"/>
    </style:style>
    <style:style style:name="T80" style:family="text">
      <style:text-properties officeooo:rsid="005b01b4"/>
    </style:style>
    <style:style style:name="T81" style:family="text">
      <style:text-properties officeooo:rsid="005cabf5"/>
    </style:style>
    <style:style style:name="T82" style:family="text">
      <style:text-properties officeooo:rsid="00650ca5"/>
    </style:style>
    <style:style style:name="T83" style:family="text">
      <style:text-properties officeooo:rsid="00667f3b"/>
    </style:style>
    <style:style style:name="T84" style:family="text">
      <style:text-properties style:font-name="Courier New" officeooo:rsid="00667f3b"/>
    </style:style>
    <style:style style:name="T85" style:family="text">
      <style:text-properties style:font-name="Courier New" officeooo:rsid="0069a46f"/>
    </style:style>
    <style:style style:name="T86" style:family="text">
      <style:text-properties style:font-name="Courier New" officeooo:rsid="006a33cd"/>
    </style:style>
    <style:style style:name="T87" style:family="text">
      <style:text-properties style:font-name="Courier New" officeooo:rsid="006b127c"/>
    </style:style>
    <style:style style:name="T88" style:family="text">
      <style:text-properties style:font-name="Courier New" officeooo:rsid="006c3928"/>
    </style:style>
    <style:style style:name="T89" style:family="text">
      <style:text-properties style:font-name="Courier New" officeooo:rsid="006df9e9"/>
    </style:style>
    <style:style style:name="T90" style:family="text">
      <style:text-properties style:font-name="Courier New" officeooo:rsid="006f3b14"/>
    </style:style>
    <style:style style:name="T91" style:family="text">
      <style:text-properties style:font-name="Courier New" officeooo:rsid="0073015f"/>
    </style:style>
    <style:style style:name="T92" style:family="text">
      <style:text-properties style:font-name="Courier New" officeooo:rsid="007497da"/>
    </style:style>
    <style:style style:name="T93" style:family="text">
      <style:text-properties style:font-name="Courier New" officeooo:rsid="007691fe"/>
    </style:style>
    <style:style style:name="T94" style:family="text">
      <style:text-properties style:font-name="Courier New" officeooo:rsid="0077953c"/>
    </style:style>
    <style:style style:name="T95" style:family="text">
      <style:text-properties officeooo:rsid="001d186c"/>
    </style:style>
    <style:style style:name="T96" style:family="text">
      <style:text-properties style:font-name="Arial" officeooo:rsid="001d186c"/>
    </style:style>
    <style:style style:name="T97" style:family="text">
      <style:text-properties style:font-name="Andale Mono" officeooo:rsid="001d186c"/>
    </style:style>
    <style:style style:name="T98" style:family="text">
      <style:text-properties officeooo:rsid="0069004c"/>
    </style:style>
    <style:style style:name="T99" style:family="text">
      <style:text-properties officeooo:rsid="0069a46f"/>
    </style:style>
    <style:style style:name="T100" style:family="text">
      <style:text-properties officeooo:rsid="006a33cd"/>
    </style:style>
    <style:style style:name="T101" style:family="text">
      <style:text-properties officeooo:rsid="006b127c"/>
    </style:style>
    <style:style style:name="T102" style:family="text">
      <style:text-properties officeooo:rsid="006be3eb"/>
    </style:style>
    <style:style style:name="T103" style:family="text">
      <style:text-properties officeooo:rsid="006c3928"/>
    </style:style>
    <style:style style:name="T104" style:family="text">
      <style:text-properties officeooo:rsid="006df9e9"/>
    </style:style>
    <style:style style:name="T105" style:family="text">
      <style:text-properties officeooo:rsid="006f3b14"/>
    </style:style>
    <style:style style:name="T106" style:family="text">
      <style:text-properties officeooo:rsid="0070e32b"/>
    </style:style>
    <style:style style:name="T107" style:family="text">
      <style:text-properties officeooo:rsid="0071d979"/>
    </style:style>
    <style:style style:name="T108" style:family="text">
      <style:text-properties officeooo:rsid="0073015f"/>
    </style:style>
    <style:style style:name="T109" style:family="text">
      <style:text-properties officeooo:rsid="007497da"/>
    </style:style>
    <style:style style:name="T110" style:family="text">
      <style:text-properties officeooo:rsid="007691fe"/>
    </style:style>
    <style:style style:name="T111" style:family="text">
      <style:text-properties officeooo:rsid="0077953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7"><text:a xlink:type="simple" xlink:href="#__RefHeading__122_1931092924" text:style-name="Index_20_Link" text:visited-style-name="Index_20_Link">Introduction<text:tab/>1</text:a></text:p>
          <text:p text:style-name="P97"><text:a xlink:type="simple" xlink:href="#__RefHeading__268_1931092924" text:style-name="Index_20_Link" text:visited-style-name="Index_20_Link">Language Overview<text:tab/>1</text:a></text:p>
          <text:p text:style-name="P96"><text:a xlink:type="simple" xlink:href="#__RefHeading__1166_1767872214" text:style-name="Index_20_Link" text:visited-style-name="Index_20_Link">Case Sensitivity<text:tab/>2</text:a></text:p>
          <text:p text:style-name="P96"><text:a xlink:type="simple" xlink:href="#__RefHeading__270_1931092924" text:style-name="Index_20_Link" text:visited-style-name="Index_20_Link">Python Integration<text:tab/>2</text:a></text:p>
          <text:p text:style-name="P96"><text:a xlink:type="simple" xlink:href="#__RefHeading__16756_1931092924" text:style-name="Index_20_Link" text:visited-style-name="Index_20_Link">Implementation Status<text:tab/>3</text:a></text:p>
          <text:p text:style-name="P97"><text:a xlink:type="simple" xlink:href="#__RefHeading__274_1931092924" text:style-name="Index_20_Link" text:visited-style-name="Index_20_Link">Statement Types<text:tab/>4</text:a></text:p>
          <text:p text:style-name="P96"><text:a xlink:type="simple" xlink:href="#__RefHeading__16168_1931092924" text:style-name="Index_20_Link" text:visited-style-name="Index_20_Link">include<text:tab/>4</text:a></text:p>
          <text:p text:style-name="P96"><text:a xlink:type="simple" xlink:href="#__RefHeading__16170_1931092924" text:style-name="Index_20_Link" text:visited-style-name="Index_20_Link">system<text:tab/>4</text:a></text:p>
          <text:p text:style-name="P96"><text:a xlink:type="simple" xlink:href="#__RefHeading__16172_1931092924" text:style-name="Index_20_Link" text:visited-style-name="Index_20_Link">model<text:tab/>4</text:a></text:p>
          <text:p text:style-name="P96"><text:a xlink:type="simple" xlink:href="#__RefHeading__4739_909513026" text:style-name="Index_20_Link" text:visited-style-name="Index_20_Link">channel<text:tab/>5</text:a></text:p>
          <text:p text:style-name="P96"><text:a xlink:type="simple" xlink:href="#__RefHeading__16176_1931092924" text:style-name="Index_20_Link" text:visited-style-name="Index_20_Link">cu<text:tab/>5</text:a></text:p>
          <text:p text:style-name="P96"><text:a xlink:type="simple" xlink:href="#__RefHeading__16178_1931092924" text:style-name="Index_20_Link" text:visited-style-name="Index_20_Link">cpu<text:tab/>6</text:a></text:p>
          <text:p text:style-name="P96"><text:a xlink:type="simple" xlink:href="#__RefHeading__16180_1931092924" text:style-name="Index_20_Link" text:visited-style-name="Index_20_Link">iset<text:tab/>6</text:a></text:p>
          <text:p text:style-name="P96"><text:a xlink:type="simple" xlink:href="#__RefHeading__16359_1931092924" text:style-name="Index_20_Link" text:visited-style-name="Index_20_Link">inst <text:s/><text:tab/>7</text:a></text:p>
          <text:p text:style-name="P96"><text:a xlink:type="simple" xlink:href="#__RefHeading__16361_1931092924" text:style-name="Index_20_Link" text:visited-style-name="Index_20_Link">format<text:tab/>7</text:a></text:p>
          <text:p text:style-name="P106"><text:a xlink:type="simple" xlink:href="#__RefHeading__1168_1767872214" text:style-name="Index_20_Link" text:visited-style-name="Index_20_Link">Requirements for 'mfield' and 'sfield' Attributes<text:tab/>8</text:a></text:p>
        </text:index-body>
      </text:table-of-content>
      <text:p text:style-name="P3"/>
      <text:p text:style-name="P83"><text:span text:style-name="T95">Copyright </text:span><text:span text:style-name="T96">© 2014 Harold Grovesteen</text:span></text:p>
      <text:p text:style-name="P83"><text:span text:style-name="T96">See the file </text:span><text:span text:style-name="T97">doc/fdl-1.3.txt</text:span><text:span text:style-name="T96"> for copying conditions.</text:span></text:p>
      <text:h text:style-name="P95" text:outline-level="1"><text:bookmark-start text:name="__RefHeading__122_1931092924"/>Introduction<text:bookmark-end text:name="__RefHeading__122_1931092924"/></text:h>
      <text:p text:style-name="P34"><text:span text:style-name="T2">Machine Specification Language (MSL) is a small domain specific language describing key elements of a mainframe system.</text:span><text:span text:style-name="T1"> <text:s/></text:span><text:span text:style-name="T64">MSL's primary role is support for consumers of mainframe configuration information. <text:s/>To the extent a consumer's needs can be addressed within the broad design of MSL, those needs will be addressed. <text:s/>MSL serves the consumers, not the other way around. <text:s/></text:span><text:span text:style-name="T1">The following constitutes the </text:span><text:span text:style-name="T64">current </text:span><text:span text:style-name="T1">description of </text:span><text:span text:style-name="T64">the </text:span><text:span text:style-name="T1">MSL. </text:span></text:p>
      <text:p text:style-name="P34"><text:span text:style-name="T1">It is the responsibility of <text:s/>users of a file written in MSL to parse and process it as appropriate to its needs. <text:s/>It is hoped that the language is simple enough that other scripting languages, for example REXX, or Perl, etc., </text:span><text:span text:style-name="T64">can do that.</text:span><text:span text:style-name="T1"> <text:s/></text:span><text:span text:style-name="T64">A Python processor and command line utility are provided.</text:span><text:span text:style-name="T1"> <text:s/>The command line utility is intended </text:span><text:span text:style-name="T2">f</text:span><text:span text:style-name="T1">or testing purposes and validation of a file written in MSL. <text:s/>A file successfully processed by the command line utility should be considered as valid.</text:span></text:p>
      <text:h text:style-name="Heading_20_1" text:outline-level="1"><text:bookmark-start text:name="__RefHeading__268_1931092924"/><text:span text:style-name="T3">Language </text:span><text:span text:style-name="T4">Overview</text:span><text:bookmark-end text:name="__RefHeading__268_1931092924"/></text:h>
      <text:p text:style-name="P29">The Machine Specification Language is a line oriented language. <text:s/>It does not support free flowing text. <text:s/>A 'line' does NOT include platform specific line termination characters. <text:s/>A process needs to handle removal of such characters and tolerate variations. <text:s/>If a processor is not able to do that, an external mechanism should convert the lines to the platform specific termination before being processed.</text:p>
      <text:p text:style-name="P29">A valid line contains only the ASCII characters 0x20-0x7E, inclusive. <text:s/>Comments are excluded <text:soft-page-break/>from this requirement.</text:p>
      <text:list xml:id="list9961934001" text:style-name="L1">
        <text:list-item>
          <text:p text:style-name="P72">an empty line (contains only spaces or no characters at all).</text:p>
        </text:list-item>
        <text:list-item>
          <text:p text:style-name="P72">a comment line (starting with either a '*' or '#' in position 1),</text:p>
        </text:list-item>
        <text:list-item>
          <text:p text:style-name="P72">an invalid line (contains characters other than ASCII 0x20-0x7E inclusive),</text:p>
        </text:list-item>
        <text:list-item>
          <text:p text:style-name="P72">a statement line (printable character(s) starting in position 1), or</text:p>
        </text:list-item>
        <text:list-item>
          <text:p text:style-name="P77">a parameter line (printable character(s) starting in position 2 or later),</text:p>
        </text:list-item>
      </text:list>
      <text:p text:style-name="P29">Only statement and parameter lines are processed. <text:s/>A processor is also free to ignore any statement or parameter line for which it has no interest. <text:s/>Statement and parameter lines may also contain a comment starting with a comment character through the remainder of the line. <text:s/>Character restrictions do not apply to comments.</text:p>
      <text:p text:style-name="Text_20_body"><text:span text:style-name="T1">MSL is </text:span><text:span text:style-name="T11">strictly</text:span><text:span text:style-name="T1"> </text:span><text:span text:style-name="T9">case sensitive</text:span><text:span text:style-name="T1">. <text:s/>All statement and parameter line information is case sensitive.</text:span></text:p>
      <text:p text:style-name="Text_20_body"><text:span text:style-name="T1">A</text:span><text:span text:style-name="T67">n</text:span><text:span text:style-name="T1"> '</text:span><text:span text:style-name="T27">id</text:span><text:span text:style-name="T1">' identifies each statement. <text:s/>Statement </text:span><text:span text:style-name="T67">id's</text:span><text:span text:style-name="T1"> must be unique. <text:s/>Duplications <text:s/>are not allowed. <text:s/></text:span><text:span text:style-name="T46">They all reside in a single name space.</text:span></text:p>
      <text:p text:style-name="P40"><text:span text:style-name="T82">The MSL language is a specific use of the underlying Statement Oriented Parameter Language (SOPL). <text:s/>SOPL is implemented in the </text:span><text:span text:style-name="T33">sopl</text:span><text:span text:style-name="T82"> module </text:span><text:span text:style-name="T83">in the <text:s/></text:span><text:span text:style-name="T84">tools/lang</text:span><text:span text:style-name="T83"> directory</text:span><text:span text:style-name="T82">.</text:span></text:p>
      <text:h text:style-name="P98" text:outline-level="2"><text:bookmark-start text:name="__RefHeading__1166_1767872214"/>Case Sensitivity<text:bookmark-end text:name="__RefHeading__1166_1767872214"/></text:h>
      <text:p text:style-name="P35"><text:span text:style-name="T67">MSL is generally </text:span><text:span text:style-name="T10">case sensitive</text:span><text:span text:style-name="T67">. <text:s/>Case sensitivity is the default. <text:s/>All statement types, parameter types and parameter </text:span><text:span text:style-name="T68">or statement</text:span><text:span text:style-name="T67"> attributes not explicitly identified as being case insensitive are case sensitive. </text:span></text:p>
      <text:p text:style-name="P37">For convenience certain identifiers or attributes are treated as case insensitive resulting in such being treated as upper case:</text:p>
      <text:list xml:id="list1469934260" text:style-name="L2">
        <text:list-item>
          <text:p text:style-name="P78"><text:span text:style-name="T27">inst</text:span><text:span text:style-name="T67"> statement identifiers,</text:span></text:p>
        </text:list-item>
        <text:list-item>
          <text:p text:style-name="P78"><text:span text:style-name="T27">format</text:span><text:span text:style-name="T67"> statement identifiers,</text:span></text:p>
        </text:list-item>
        <text:list-item>
          <text:p text:style-name="P78"><text:span text:style-name="T27">format</text:span><text:span text:style-name="T67"> statement </text:span><text:span text:style-name="T27">mfield</text:span><text:span text:style-name="T67"> attributes, and</text:span></text:p>
        </text:list-item>
        <text:list-item>
          <text:p text:style-name="P78"><text:span text:style-name="T27">format</text:span><text:span text:style-name="T67"> statement </text:span><text:span text:style-name="T27">sfield</text:span><text:span text:style-name="T67"> attributes.</text:span></text:p>
        </text:list-item>
      </text:list>
      <text:h text:style-name="P99" text:outline-level="2"><text:bookmark-start text:name="__RefHeading__270_1931092924"/>Python Integration<text:bookmark-end text:name="__RefHeading__270_1931092924"/></text:h>
      <text:p text:style-name="Text_20_body"><text:span text:style-name="T1">Integration of the MSL processor into another Python module is accomplished by </text:span><text:span text:style-name="T3">i</text:span><text:span text:style-name="T1">mporting th</text:span><text:span text:style-name="T47">e </text:span><text:span text:style-name="T20">msldb</text:span><text:span text:style-name="T1"> module. <text:s/></text:span><text:span text:style-name="T47">The importing module will instantiate the MSL object and call its external methods to drive its use of the processor. <text:s/></text:span><text:span text:style-name="T64">The </text:span><text:span text:style-name="T23">MSL</text:span><text:span text:style-name="T64"> object's</text:span><text:span text:style-name="T47"> </text:span><text:span text:style-name="T20">DB()</text:span><text:span text:style-name="T47"> method delivers a completed and validated database. <text:s/>The database is primarily accessed like a dictionary using a string as its index. <text:s/>The string corresponds to a statement's identification.</text:span></text:p>
      <text:p text:style-name="P34"><text:span text:style-name="T64">The </text:span><text:span text:style-name="T23">msl.py</text:span><text:span text:style-name="T64"> module </text:span><text:span text:style-name="T99">in the </text:span><text:span text:style-name="T85">tools</text:span><text:span text:style-name="T99"> directory </text:span><text:span text:style-name="T64">provides a command line interface to the MSL processor and serves as an example of how the database is integrated for use by a separate module.</text:span></text:p>
      <text:h text:style-name="P99" text:outline-level="2"><text:soft-page-break/></text:h>
      <text:h text:style-name="P100" text:outline-level="2"><text:bookmark-start text:name="__RefHeading__16756_1931092924"/>Implementation Status<text:bookmark-end text:name="__RefHeading__16756_1931092924"/></text:h>
      <text:p text:style-name="P25"><text:span text:style-name="T50">The following statements are implemented in the Python </text:span><text:span text:style-name="T21">msldb</text:span><text:span text:style-name="T50"> module:</text:span></text:p>
      <text:list xml:id="list1461756888" text:style-name="L3">
        <text:list-item>
          <text:p text:style-name="P79"><text:span text:style-name="T68">cpu</text:span><text:span text:style-name="T57">,</text:span></text:p>
        </text:list-item>
        <text:list-item>
          <text:p text:style-name="P79"><text:span text:style-name="T68">format</text:span><text:span text:style-name="T57">,</text:span></text:p>
        </text:list-item>
        <text:list-item>
          <text:p text:style-name="P80">include<text:span text:style-name="T55">,</text:span></text:p>
        </text:list-item>
        <text:list-item>
          <text:p text:style-name="P79"><text:span text:style-name="T68">inst</text:span><text:span text:style-name="T57">, and</text:span></text:p>
        </text:list-item>
        <text:list-item>
          <text:p text:style-name="P80">iset<text:span text:style-name="T55">.</text:span></text:p>
        </text:list-item>
      </text:list>
      <text:p text:style-name="P26"><text:span text:style-name="T51">All other statements and their descriptions should be considered preliminary, </text:span><text:span text:style-name="T52">or at least more preliminary than those identified above.</text:span></text:p>
      <text:p text:style-name="P27">Note: All statement and parameter lines associated with input/output configurations is a work in progress and not just subject to change, but will likely change.</text:p>
      <text:p text:style-name="P55"/>
      <text:h text:style-name="Heading_20_1" text:outline-level="1"><text:bookmark-start text:name="__RefHeading__274_1931092924"/><text:span text:style-name="T1">S</text:span><text:span text:style-name="T5">tatement</text:span><text:span text:style-name="T1"> T</text:span><text:span text:style-name="T5">ypes</text:span><text:bookmark-end text:name="__RefHeading__274_1931092924"/></text:h>
      <text:h text:style-name="Heading_20_2" text:outline-level="2"><text:bookmark-start text:name="__RefHeading__16168_1931092924"/><text:span text:style-name="T54">i</text:span><text:span text:style-name="T6">nclude</text:span><text:bookmark-end text:name="__RefHeading__16168_1931092924"/></text:h>
      <text:p text:style-name="P18">include path</text:p>
      <text:p text:style-name="P5"/>
      <text:p text:style-name="P2"><text:span text:style-name="T1">Include</text:span><text:span text:style-name="T6">s</text:span><text:span text:style-name="T1"> a</text:span><text:span text:style-name="T6">nother</text:span><text:span text:style-name="T1"> MSL file into th</text:span><text:span text:style-name="T6">e current file.</text:span><text:span text:style-name="T1"> <text:s text:c="2"/></text:span><text:span text:style-name="T8">Spaces</text:span><text:span text:style-name="T1"> within the path are </text:span><text:span text:style-name="T8">not</text:span><text:span text:style-name="T7"> </text:span><text:span text:style-name="T1">supported.</text:span></text:p>
      <text:p text:style-name="P4"/>
      <text:h text:style-name="Heading_20_2" text:outline-level="2"><text:bookmark-start text:name="__RefHeading__16170_1931092924"/><text:span text:style-name="T65">s</text:span><text:span text:style-name="T6">ystem</text:span><text:bookmark-end text:name="__RefHeading__16170_1931092924"/></text:h>
      <text:p text:style-name="P7">system <text:s/>&lt;<text:span text:style-name="T106">sys</text:span>-id&gt; <text:span text:style-name="T106">[exp]</text:span></text:p>
      <text:p text:style-name="P7"><text:s text:c="5"/><text:span text:style-name="T108">model</text:span> &lt;<text:span text:style-name="T108">model</text:span>-id&gt;</text:p>
      <text:p text:style-name="P75"><text:span text:style-name="T1"><text:s text:c="5"/></text:span><text:span text:style-name="T37">memory</text:span><text:span text:style-name="T1"> &lt;size&gt;</text:span></text:p>
      <text:p text:style-name="P76"><text:span text:style-name="T105">muxdevs &lt;number&gt;</text:span></text:p>
      <text:p text:style-name="P44"/>
      <text:p text:style-name="Text_20_body"><text:span text:style-name="T6">The </text:span><text:span text:style-name="T37">'</text:span><text:span text:style-name="T13">system</text:span><text:span text:style-name="T37">'</text:span><text:span text:style-name="T6"> statement defines a specific system. <text:s/>It is characterized by a specific machine and a specific amount of memory </text:span><text:span text:style-name="T106">and for some systems, the number of supported multiplexor channel devices</text:span><text:span text:style-name="T6">. <text:s/></text:span><text:span text:style-name="T106">The statement attribute 'exp', if present, indicates the system is experimental.</text:span></text:p>
      <text:p text:style-name="Text_20_body"><text:span text:style-name="T6">The machine is identified by a </text:span><text:span text:style-name="T37">'</text:span><text:span text:style-name="T35">model</text:span><text:span text:style-name="T37">'</text:span><text:span text:style-name="T6"> parameter line and </text:span><text:span text:style-name="T108">its</text:span><text:span text:style-name="T6"> memory size in a </text:span><text:span text:style-name="T37">'</text:span><text:span text:style-name="T13">memory</text:span><text:span text:style-name="T37">'</text:span><text:span text:style-name="T6"> parameter line.</text:span></text:p>
      <text:p text:style-name="Text_20_body"><text:span text:style-name="T105">The '</text:span><text:span text:style-name="T90">muxdevs</text:span><text:span text:style-name="T105">' parameter line defines the number of multiplexor devices supported by the system. <text:s/></text:span><text:span text:style-name="T6">An example </text:span><text:span text:style-name="T37">of system</text:span><text:span text:style-name="T6"> </text:span><text:span text:style-name="T49">identification might be </text:span><text:span text:style-name="T37">a</text:span><text:span text:style-name="T6"> '</text:span><text:span text:style-name="T13">360-25-E25</text:span><text:span text:style-name="T6">'.</text:span></text:p>
      <text:h text:style-name="P104" text:outline-level="2"><text:bookmark-start text:name="__RefHeading__16172_1931092924"/><text:span text:style-name="T107">model</text:span><text:bookmark-end text:name="__RefHeading__16172_1931092924"/></text:h>
      <text:p text:style-name="P8"><text:span text:style-name="T107">model</text:span> &lt;<text:span text:style-name="T107">model</text:span>-id&gt; <text:span text:style-name="T107">[exp]</text:span></text:p>
      <text:p text:style-name="P12"><text:span text:style-name="T1"><text:s text:c="3"/></text:span><text:span text:style-name="T45">cpu &lt;cpu-id&gt;</text:span></text:p>
      <text:p text:style-name="P74"><text:s text:c="3"/><text:span text:style-name="T107">channel &lt;chan-id&gt; [standard] [cus &lt;number&gt;] [addr &lt;addr&gt;]</text:span></text:p>
      <text:p text:style-name="P74"><text:span text:style-name="T107"><text:s text:c="3"/>cus &lt;cu-id&gt;...</text:span></text:p>
      <text:p text:style-name="P74"><text:span text:style-name="T107"><text:s text:c="3"/>icu &lt;device-id&gt; [addr]</text:span></text:p>
      <text:p text:style-name="P74"><text:span text:style-name="T107"><text:s text:c="3"/>exclude &lt;device-id&gt;...</text:span></text:p>
      <text:p text:style-name="P45"/>
      <text:p text:style-name="P87"><text:span text:style-name="T6">The </text:span><text:span text:style-name="T36">'</text:span><text:span text:style-name="T34">model</text:span><text:span text:style-name="T36">'</text:span><text:span text:style-name="T6"> statement defines a specific category of system of which there may be multiple models. <text:s text:c="2"/></text:span><text:span text:style-name="T108">The </text:span><text:span text:style-name="T35">model-id</text:span><text:span text:style-name="T108"> is required. <text:s/>The statement attribute '</text:span><text:span text:style-name="T35">exp</text:span><text:span text:style-name="T108">', if present, indicates the model is experimental.</text:span></text:p>
      <text:p text:style-name="P87"><text:span text:style-name="T45">The processor used within the machine is defined by a single '</text:span><text:span text:style-name="T19">cpu</text:span><text:span text:style-name="T45">' parameter line. <text:s/>The identified processing unit has its own '</text:span><text:span text:style-name="T19">cpu</text:span><text:span text:style-name="T45">' statement.</text:span><text:span text:style-name="T36"> </text:span></text:p>
      <text:p text:style-name="P87"><text:span text:style-name="T108">Each supported channel is identified by a '</text:span><text:span text:style-name="T35">channel</text:span><text:span text:style-name="T108">' parameter line. <text:s/>If the channel 'standard' </text:span><text:soft-page-break/><text:span text:style-name="T108">attribute is provide, the channel is provided as standard for the model. <text:s/>The '</text:span><text:span text:style-name="T35">cus</text:span><text:span text:style-name="T108">' attribute defines the number of control units supported by a parallel channel. <text:s/>The '</text:span><text:span text:style-name="T35">addr</text:span><text:span text:style-name="T108">' attribute defines the channel address used by the channel and is optional. <text:s/></text:span><text:span text:style-name="T109">Multiple '</text:span><text:span text:style-name="T92">channel</text:span><text:span text:style-name="T109">' parameter lines are supported.</text:span></text:p>
      <text:p text:style-name="P88"><text:span text:style-name="T109">The '</text:span><text:span text:style-name="T92">cus</text:span><text:span text:style-name="T109">' parameter line defines the control units attachable to system.</text:span></text:p>
      <text:p text:style-name="P88"><text:span text:style-name="T109">The '</text:span><text:span text:style-name="T92">icu</text:span><text:span text:style-name="T109">' parameter line defines devices for which the model provides the device's control unit functionality. <text:s/>The optional '</text:span><text:span text:style-name="T92">addr</text:span><text:span text:style-name="T109">' parameter defines the address with the device is associated. <text:s/></text:span><text:span text:style-name="T110">Multiple '</text:span><text:span text:style-name="T93">icu</text:span><text:span text:style-name="T110">' parameter lines are supported.</text:span></text:p>
      <text:p text:style-name="P89"><text:span text:style-name="T111">The '</text:span><text:span text:style-name="T94">exclude</text:span><text:span text:style-name="T111">' parameter defines devices that may be supported by a control unit but are not attachable to the model. <text:s/>Multiple 'exclude' parameter lines are supported.</text:span></text:p>
      <text:p text:style-name="P87"><text:span text:style-name="T38">An example of a </text:span><text:span text:style-name="T111">model</text:span><text:span text:style-name="T38"> </text:span><text:span text:style-name="T48">identification might be</text:span><text:span text:style-name="T38"> a '</text:span><text:span text:style-name="T14">360-25</text:span><text:span text:style-name="T38">'.</text:span></text:p>
      <text:h text:style-name="Heading_20_2" text:outline-level="2"><text:bookmark-start text:name="__RefHeading__4739_909513026"/><text:span text:style-name="T101">channel</text:span><text:bookmark-end text:name="__RefHeading__4739_909513026"/></text:h>
      <text:p text:style-name="P93"><text:span text:style-name="T101">channel &lt;channel-id&gt; [exp]</text:span></text:p>
      <text:p text:style-name="P91"><text:span text:style-name="T101">The </text:span><text:span text:style-name="T87">channel</text:span><text:span text:style-name="T101"> statement defines a channel</text:span><text:span text:style-name="T103">s technology</text:span><text:span text:style-name="T101">. <text:s/>The </text:span><text:span text:style-name="T87">channel-id</text:span><text:span text:style-name="T101"> is required. <text:s/>The optional '</text:span><text:span text:style-name="T87">exp</text:span><text:span text:style-name="T101">' attribute indicates the channel is experimental if present.</text:span></text:p>
      <text:p text:style-name="P92"><text:span text:style-name="T102">This statement is preliminary and should be expected to change. <text:s/></text:span><text:span text:style-name="T103">The actual supported technologies are yet to be defined.</text:span></text:p>
      <text:h text:style-name="P101" text:outline-level="2"><text:bookmark-start text:name="__RefHeading__16176_1931092924"/>cu<text:bookmark-end text:name="__RefHeading__16176_1931092924"/></text:h>
      <text:p text:style-name="P73"><text:span text:style-name="T103">cu &lt;cu-id&gt; [single|dual|shared] [integ] [exp]</text:span></text:p>
      <text:p text:style-name="P73"><text:span text:style-name="T103"><text:s text:c="4"/>channels &lt;channel-id&gt;</text:span></text:p>
      <text:p text:style-name="P73"><text:span text:style-name="T103"><text:s text:c="4"/>devices &lt;device-id&gt; ... &lt;device-id&gt;</text:span></text:p>
      <text:p text:style-name="P42"/>
      <text:p text:style-name="P85"><text:span text:style-name="T103">The '</text:span><text:span text:style-name="T88">cu</text:span><text:span text:style-name="T103">' statement defines a control unit. <text:s/>The </text:span><text:span text:style-name="T88">cu-id</text:span><text:span text:style-name="T103"> is required. <text:s/>The optional parallel channel attachment mode of the control unit is specified by one of three possible values:</text:span></text:p>
      <text:list xml:id="list1456040840" text:style-name="L5">
        <text:list-item>
          <text:p text:style-name="P86"><text:span text:style-name="T88">single</text:span><text:span text:style-name="T103"> – one parallel channel is supported, or</text:span></text:p>
        </text:list-item>
        <text:list-item>
          <text:p text:style-name="P86"><text:span text:style-name="T88">dual</text:span><text:span text:style-name="T103"> – one of two active parallel channels is supported, or</text:span></text:p>
        </text:list-item>
        <text:list-item>
          <text:p text:style-name="P86"><text:span text:style-name="T88">shared</text:span><text:span text:style-name="T103"> – more than one active parallel channels is supported.</text:span></text:p>
        </text:list-item>
      </text:list>
      <text:p text:style-name="P85"><text:span text:style-name="T103">The '</text:span><text:span text:style-name="T88">cu</text:span><text:span text:style-name="T103">' statement '</text:span><text:span text:style-name="T88">integ</text:span><text:span text:style-name="T103">' attribute, if present, indicates the control unit function is integrated with the device. <text:s/>The optional '</text:span><text:span text:style-name="T88">exp</text:span><text:span text:style-name="T103">' statement attribute, if present, indicates the control unit is experimental.</text:span></text:p>
      <text:p text:style-name="P85"><text:span text:style-name="T103">The '</text:span><text:span text:style-name="T88">channels</text:span><text:span text:style-name="T103">' parameter line identifies the supported channel technologies by identifying the ID associated with the defining '</text:span><text:span text:style-name="T88">channel</text:span><text:span text:style-name="T103">' statement. <text:s/></text:span><text:span text:style-name="T104">Multiple '</text:span><text:span text:style-name="T89">channels</text:span><text:span text:style-name="T104">' parameter lines are supported.</text:span></text:p>
      <text:p text:style-name="P85"><text:span text:style-name="T103">The '</text:span><text:span text:style-name="T88">devices</text:span><text:span text:style-name="T103">' parameter line identifies the devices supported by the control unit. <text:s/>The </text:span><text:soft-page-break/><text:span text:style-name="T88">device-id</text:span><text:span text:style-name="T103"> is specific to the control unit and not defined elsewhere. <text:s/></text:span><text:span text:style-name="T104">Multiple '</text:span><text:span text:style-name="T89">devices</text:span><text:span text:style-name="T104">' parameter lines are supported.</text:span></text:p>
      <text:h text:style-name="P102" text:outline-level="2"><text:bookmark-start text:name="__RefHeading__16178_1931092924"/><text:span text:style-name="T66">c</text:span>pu<text:bookmark-end text:name="__RefHeading__16178_1931092924"/></text:h>
      <text:p text:style-name="P9">cpu &lt;cpu-id&gt; <text:span text:style-name="T102">[exp]</text:span></text:p>
      <text:p text:style-name="P9"><text:s text:c="4"/><text:span text:style-name="T77">addr</text:span><text:span text:style-name="T79">max</text:span><text:span text:style-name="T77"> &lt;16|24|31|64&gt;</text:span></text:p>
      <text:p text:style-name="P9"><text:span text:style-name="T77"><text:s text:c="4"/></text:span><text:span text:style-name="T78">ccw &lt;CCW0|CCW1&gt;</text:span></text:p>
      <text:p text:style-name="P16"><text:s text:c="4"/>psw &lt;PSWS|PSW360|PSW67|PSWBC|PSWEC|<text:span text:style-name="T81">PSW380|</text:span>PSWXA|PSWE370|</text:p>
      <text:p text:style-name="P16"><text:s text:c="9"/>PSWE390|PSWZ&gt;</text:p>
      <text:p text:style-name="P9"><text:s text:c="4"/>base &lt;iset-id&gt; ... &lt;iset-id&gt;</text:p>
      <text:p text:style-name="P9"><text:s text:c="4"/>features &lt;iset-id&gt; ... <text:span text:style-name="T77">&lt;iset_id&gt;</text:span></text:p>
      <text:p text:style-name="P9"><text:s text:c="4"/>exclude &lt;mnemonic&gt; ... &lt;mnemonic&gt;</text:p>
      <text:p text:style-name="P13"><text:s text:c="4"/>include &lt;mnemonic&gt; ... &lt;mnemonic&gt;</text:p>
      <text:p text:style-name="P46"/>
      <text:p text:style-name="P84"><text:span text:style-name="T38">The '</text:span><text:span text:style-name="T14">cpu</text:span><text:span text:style-name="T38">' statement defines a specific Central Processing Unit. <text:s/>The '</text:span><text:span text:style-name="T14">cpu</text:span><text:span text:style-name="T38">' statement is focused on defining the instructions supported by the processor. <text:s/></text:span><text:span text:style-name="T102">The optional 'exp' statement attribute indicates the CPU is experimental. <text:s/></text:span></text:p>
      <text:p text:style-name="P84"><text:span text:style-name="T38">Standard instruction sets are defined by one or more '</text:span><text:span text:style-name="T14">base</text:span><text:span text:style-name="T38">' parameter lines. <text:s/>Optional instruction sets are identified by one or more '</text:span><text:span text:style-name="T14">features</text:span><text:span text:style-name="T38">' parameter lines. <text:s/></text:span><text:span text:style-name="T39">Each instruction set is defined by its own '</text:span><text:span text:style-name="T15">iset</text:span><text:span text:style-name="T39">' statement. <text:s/></text:span><text:span text:style-name="T38">Some processors support additional instructions not part of a feature. <text:s/>Such additional instructions are defined by their mnemonic in one or more '</text:span><text:span text:style-name="T14">include</text:span><text:span text:style-name="T38">' parameter lines. <text:s/>Correspondingly some processors do not support the full set of instructions in some instruction sets. <text:s/>Identification of such unsupported instructions is handled by identifying the instruction mnemonic of the unsupported instruction in one or more '</text:span><text:span text:style-name="T14">exclude</text:span><text:span text:style-name="T38">' parameter lines. <text:s/></text:span></text:p>
      <text:p text:style-name="P39"><text:span text:style-name="T79">The '</text:span><text:span text:style-name="T32">addrmax</text:span><text:span text:style-name="T79">', '</text:span><text:span text:style-name="T32">ccw</text:span><text:span text:style-name="T79">' and '</text:span><text:span text:style-name="T32">psw</text:span><text:span text:style-name="T79">' parameter lines define aspects related to creating CPU specific structures. <text:s/>The '</text:span><text:span text:style-name="T32">addrmax</text:span><text:span text:style-name="T79">' parameter line defines the maximum valid address for the CPU in number of bits. <text:s/>The only valid attribute values for '</text:span><text:span text:style-name="T32">addrmax</text:span><text:span text:style-name="T79">' are 16, 24, 31, and 64. <text:s/>The '</text:span><text:span text:style-name="T32">ccw</text:span><text:span text:style-name="T79">' parameter line identifies the CCW format expected to be used by the CPU. <text:s/>The only valid attributes for the '</text:span><text:span text:style-name="T32">ccw</text:span><text:span text:style-name="T79">' parameter line are </text:span><text:span text:style-name="T32">CCW0</text:span><text:span text:style-name="T79"> and </text:span><text:span text:style-name="T32">CCW1</text:span><text:span text:style-name="T79">. <text:s/>Upper case is required. <text:s/>The '</text:span><text:span text:style-name="T32">psw</text:span><text:span text:style-name="T79">' parameter line accepts a number of formats for its attribute. <text:s/>Upper case is required. <text:s/>See the available options in the '</text:span><text:span text:style-name="T32">psw</text:span><text:span text:style-name="T79">' model parameter line above. <text:s/></text:span><text:span text:style-name="T80">These three parameter lines are provided primarily for the use of an assembler.</text:span></text:p>
      <text:p text:style-name="P39"><text:span text:style-name="T38">An example of CPU would be '</text:span><text:span text:style-name="T14">2025</text:span><text:span text:style-name="T38">' in keeping with the previous examples.</text:span></text:p>
      <text:h text:style-name="P101" text:outline-level="2"><text:bookmark-start text:name="__RefHeading__16180_1931092924"/><text:span text:style-name="T69">i</text:span>set<text:bookmark-end text:name="__RefHeading__16180_1931092924"/></text:h>
      <text:p text:style-name="P10">iset &lt;is-id&gt;</text:p>
      <text:p text:style-name="P14"><text:s text:c="3"/>mnemonics &lt;mnemonic&gt; ... &lt;mnemonic&gt;</text:p>
      <text:p text:style-name="P47"/>
      <text:p text:style-name="P21"><text:span text:style-name="T39">The '</text:span><text:span text:style-name="T15">iset</text:span><text:span text:style-name="T39">' statement </text:span><text:span text:style-name="T40">defines </text:span><text:span text:style-name="T41">an instruction set. <text:s/>It is compose of one or more '</text:span><text:span text:style-name="T16">mnemonic</text:span><text:span text:style-name="T41">' </text:span><text:soft-page-break/><text:span text:style-name="T41">parameter lines identifying the instructions that are part of the set.</text:span></text:p>
      <text:h text:style-name="Heading_20_2" text:outline-level="2"><text:bookmark-start text:name="__RefHeading__16359_1931092924"/><text:span text:style-name="T41">inst</text:span><text:span text:style-name="T1"> <text:s/></text:span><text:bookmark-end text:name="__RefHeading__16359_1931092924"/></text:h>
      <text:p text:style-name="P11">inst &lt;mnemonic&gt; &lt;opcode&gt; &lt;format-id&gt; <text:span text:style-name="T73">[flags]</text:span></text:p>
      <text:p text:style-name="P43"/>
      <text:p text:style-name="P22"><text:span text:style-name="T41">The '</text:span><text:span text:style-name="T16">inst</text:span><text:span text:style-name="T41">' statement defines a single instruction. <text:s/>All of its attributes are specified as part of the '</text:span><text:span text:style-name="T16">inst</text:span><text:span text:style-name="T41">' statement itself. <text:s/>No parameter lines are associated with the '</text:span><text:span text:style-name="T16">inst</text:span><text:span text:style-name="T41">' statement.</text:span></text:p>
      <text:p text:style-name="P23"><text:span text:style-name="T41">The '</text:span><text:span text:style-name="T16">inst</text:span><text:span text:style-name="T41">' statement uses an instructions mnemonic as its identification. <text:s/>As with all of the statements, the identification immediately follows the '</text:span><text:span text:style-name="T16">inst</text:span><text:span text:style-name="T41">' statement type. <text:s/></text:span></text:p>
      <text:p text:style-name="P23"><text:span text:style-name="T41">Following the mnemonic is the instruction</text:span><text:span text:style-name="T42">'s hexadecimal operation code. <text:s/>The code may be between two and four hexadecimal digits depending upon whether an extended code is used.</text:span></text:p>
      <text:p text:style-name="P23"><text:span text:style-name="T42">Next is the machine instruction format definition. <text:s/>It is the identification of a 'f</text:span><text:span text:style-name="T17">ormat</text:span><text:span text:style-name="T42">' statement that defines the layout of the instruction in memory.</text:span></text:p>
      <text:p text:style-name="P23"><text:span text:style-name="T42">The final attribute is </text:span><text:span text:style-name="T74">optional. <text:s/>It sets certain flags. <text:s/></text:span><text:span text:style-name="T42"><text:s/></text:span><text:span text:style-name="T74">The flags are coded together as a single attribute, that is not separated by any spaces. <text:s/>All flags must be coded in upper case. <text:s/>The following flags are recognized by the '</text:span><text:span text:style-name="T31">inst</text:span><text:span text:style-name="T74">' statement:</text:span></text:p>
      <text:list xml:id="list1998730965" text:style-name="L4">
        <text:list-item>
          <text:p text:style-name="P81"><text:span text:style-name="T74">'</text:span><text:span text:style-name="T31">P</text:span><text:span text:style-name="T74">' – If present, the instruction is privileged and if omitted the instruction is not privileged</text:span></text:p>
        </text:list-item>
        <text:list-item>
          <text:p text:style-name="P81"><text:span text:style-name="T74">'</text:span><text:span text:style-name="T31">E</text:span><text:span text:style-name="T74">' – If present, the instruction is an extended mnemonic recognized by an assembler only.</text:span></text:p>
        </text:list-item>
        <text:list-item>
          <text:p text:style-name="P82"><text:span text:style-name="T100">'</text:span><text:span text:style-name="T86">X</text:span><text:span text:style-name="T100">' – If present, the instruction is experimental.</text:span></text:p>
        </text:list-item>
        <text:list-item>
          <text:p text:style-name="P82"><text:span text:style-name="T100">'</text:span><text:span text:style-name="T86">L</text:span><text:span text:style-name="T100">' – if present, the length parameter overrides the implied length of bits 0 and 1 of the instruction </text:span><text:span text:style-name="T86">opcode</text:span><text:span text:style-name="T100"> parameter. <text:s/>If omitted, the length parameter and bits 0 and 1 of the </text:span><text:span text:style-name="T86">opcode</text:span><text:span text:style-name="T100"> parameter must be consistent.</text:span></text:p>
        </text:list-item>
      </text:list>
      <text:p text:style-name="P30">An example of an instruction statement is this:</text:p>
      <text:p text:style-name="P19">inst AR 1A RR</text:p>
      <text:h text:style-name="P103" text:outline-level="2"><text:bookmark-start text:name="__RefHeading__16361_1931092924"/>format<text:bookmark-end text:name="__RefHeading__16361_1931092924"/></text:h>
      <text:p text:style-name="P6">format &lt;format-id&gt;</text:p>
      <text:p text:style-name="P6"><text:s text:c="4"/>length &lt;bytes&gt;</text:p>
      <text:p text:style-name="P6"><text:s text:c="4"/>xopcode &lt;start-bit&gt; &lt;end-bit&gt;</text:p>
      <text:p text:style-name="P6"><text:s text:c="4"/>mach &lt;mfield&gt; &lt;start-bit&gt; &lt;ending-bit&gt; [signed]</text:p>
      <text:p text:style-name="P15"><text:s text:c="4"/>source &lt;sfield&gt; &lt;mfield&gt; &lt;mfield&gt;...</text:p>
      <text:p text:style-name="P48"/>
      <text:p text:style-name="P32"><text:span text:style-name="T42">A '</text:span><text:span text:style-name="T17">format</text:span><text:span text:style-name="T42">' statement defines the layout of an instruction in storage and the syntax of the corresponding assembly language coding of the instruction. <text:s/>The identification contained in the statement line is referenced by '</text:span><text:span text:style-name="T17">inst</text:span><text:span text:style-name="T42">' statements. <text:s/></text:span></text:p>
      <text:p text:style-name="P32"><text:soft-page-break/><text:span text:style-name="T42">Four types of parameter lines are recognized: '</text:span><text:span text:style-name="T17">length</text:span><text:span text:style-name="T42">', '</text:span><text:span text:style-name="T17">xopcode</text:span><text:span text:style-name="T42">', '</text:span><text:span text:style-name="T17">mach</text:span><text:span text:style-name="T42">', and '</text:span><text:span text:style-name="T17">source</text:span><text:span text:style-name="T42">'. <text:s/>The only optional parameter is the 'xopcode' parameter line. <text:s/>One and only one </text:span><text:span text:style-name="T56">'</text:span><text:span text:style-name="T17">length</text:span><text:span text:style-name="T56">'</text:span><text:span text:style-name="T42"> parameter line is required. <text:s/></text:span><text:span text:style-name="T43">Each field within the layout of the instruction requires a '</text:span><text:span text:style-name="T18">mach</text:span><text:span text:style-name="T43">' parameter line. <text:s/>Each operand of <text:s/>the an assembly source statement requires a '</text:span><text:span text:style-name="T18">source</text:span><text:span text:style-name="T43">' parameter line.</text:span></text:p>
      <text:p text:style-name="P24"><text:span text:style-name="T43">The '</text:span><text:span text:style-name="T18">length</text:span><text:span text:style-name="T43">' parameter line defines the length of the instruction in memory. <text:s/>Only three values are accepted: 2, 4, and 6.</text:span></text:p>
      <text:p text:style-name="P36"><text:span text:style-name="T43">The '</text:span><text:span text:style-name="T18">mach</text:span><text:span text:style-name="T43">' parameter line identifies by a name, the '</text:span><text:span text:style-name="T18">mfield</text:span><text:span text:style-name="T43">' attribute </text:span><text:span text:style-name="T60">and </text:span><text:span text:style-name="T43">its starting and ending bit positions within the machine instruction. <text:s/>Bit 0 is always the first bit of the </text:span><text:span text:style-name="T43">instruction and bit positions 15, 31 or 47 are the last bit of the instruction depending upon the length. <text:s/>The last attribute of the '</text:span><text:span text:style-name="T18">mach</text:span><text:span text:style-name="T43">' parameter line indicates if the field content is a signed or unsigned value. <text:s/>The presence of the string '</text:span><text:span text:style-name="T18">signed</text:span><text:span text:style-name="T43">' as the fourth attribute indicates a signed value. <text:s/>If the fourth attribute is omitted, it indicates the value is unsigned. <text:s/></text:span><text:span text:style-name="T60">See the section “Requirements for </text:span><text:span text:style-name="T71">'</text:span><text:span text:style-name="T60">mfield</text:span><text:span text:style-name="T71">'</text:span><text:span text:style-name="T60"> and </text:span><text:span text:style-name="T71">'</text:span><text:span text:style-name="T60">sfield</text:span><text:span text:style-name="T71">'</text:span><text:span text:style-name="T60"> Attributes”.</text:span></text:p>
      <text:p text:style-name="P28"><text:span text:style-name="T53">A '</text:span><text:span text:style-name="T22">source</text:span><text:span text:style-name="T53">' parameter line </text:span><text:span text:style-name="T71">describes the syntactical requirement of an assembler when </text:span><text:span text:style-name="T71">assembling an instruction. A 'source' parameter line </text:span><text:span text:style-name="T53">is required for each assembly language operand. <text:s/>This parameter identifies to which machine instruction fields the operand contributes values. <text:s/>All of the identified machine fields must have been specified in its own '</text:span><text:span text:style-name="T22">mach</text:span><text:span text:style-name="T53">' parameter line. <text:s/></text:span><text:span text:style-name="T60">'</text:span><text:span text:style-name="T28">source</text:span><text:span text:style-name="T60">' parameter lines may be placed in any location relative to the other parameter lines. <text:s/>However, the sequence of the source parameter lines themselves determines the sequence of the individual </text:span><text:span text:style-name="T71">comma separated</text:span><text:span text:style-name="T60"> operands in an assembler statement. <text:s/>See the section “Requirements for </text:span><text:span text:style-name="T71">'</text:span><text:span text:style-name="T60">mfield</text:span><text:span text:style-name="T71">'</text:span><text:span text:style-name="T60"> and </text:span><text:span text:style-name="T71">'</text:span><text:span text:style-name="T60">sfield</text:span><text:span text:style-name="T71">'</text:span><text:span text:style-name="T60"> Attributes”.</text:span></text:p>
      <text:p text:style-name="P24"><text:span text:style-name="T43">The optional '</text:span><text:span text:style-name="T18">xopcode</text:span><text:span text:style-name="T43">' locates within the instruction where the extended operation code value is placed within the instruction. <text:s/>Bits 0-7 of all instructions contain the primary operation code and </text:span><text:span text:style-name="T71">is</text:span><text:span text:style-name="T43"> automatically </text:span><text:span text:style-name="T71">defined</text:span><text:span text:style-name="T43">. <text:s/></text:span><text:span text:style-name="T44">This parameter identifies where the additional 4 or 8 bits of the instruction are place.</text:span></text:p>
      <text:p text:style-name="P41"/>
      <text:p text:style-name="P31">An example of a format statement <text:span text:style-name="T71">showing the separate identification of two register fields and corresponding assembler operands.</text:span></text:p>
      <text:p text:style-name="P17">format RR</text:p>
      <text:p text:style-name="P17"><text:s text:c="4"/>length 2</text:p>
      <text:p text:style-name="P17"><text:s text:c="4"/>mach R1 8 11</text:p>
      <text:p text:style-name="P17"><text:s text:c="4"/>mach R2 12 15</text:p>
      <text:p text:style-name="P17"><text:s text:c="4"/>source R1 R1</text:p>
      <text:p text:style-name="P17"><text:s text:c="4"/>source R2 R2</text:p>
      <text:p text:style-name="P49"/>
      <text:h text:style-name="P105" text:outline-level="3"><text:bookmark-start text:name="__RefHeading__1168_1767872214"/>Requirements for 'mfield' and 'sfield' Attributes<text:bookmark-end text:name="__RefHeading__1168_1767872214"/></text:h>
      <text:p text:style-name="P38">The '<text:span text:style-name="T12">mfield</text:span>' and '<text:span text:style-name="T12">sfield</text:span>' attributes have the appearance of being identifiers like those used in statement lines. <text:s/>Identifiers have few restrictions. <text:s/>However, these two attributes communicate type information and identification of a machine field or source operand when <text:soft-page-break/>more than one such field or operands occurs in the machine instruction or source operands. <text:s/></text:p>
      <text:p text:style-name="P33"><text:span text:style-name="T61">In general these attributes</text:span><text:span text:style-name="T60"> use the following structure:</text:span></text:p>
      <text:p text:style-name="P20"><text:span text:style-name="T76">XX</text:span>...<text:span text:style-name="T76">X</text:span>nn...n</text:p>
      <text:p text:style-name="P50"><text:span text:style-name="T61">The '</text:span><text:span text:style-name="T24">x</text:span><text:span text:style-name="T61">' indicates an alphabetic character, specifically any upper case letter between '</text:span><text:span text:style-name="T24">A</text:span><text:span text:style-name="T61">' and '</text:span><text:span text:style-name="T24">Z</text:span><text:span text:style-name="T61">', inclusive, of which the attribute may include one or more </text:span><text:span text:style-name="T76">letters</text:span><text:span text:style-name="T61">. <text:s/>The <text:s/>'</text:span><text:span text:style-name="T24">n</text:span><text:span text:style-name="T61">' indicates one or more numeric characters, specifically any character between '</text:span><text:span text:style-name="T24">0</text:span><text:span text:style-name="T61">' and '</text:span><text:span text:style-name="T24">9</text:span><text:span text:style-name="T61">', inclusive. <text:s/></text:span></text:p>
      <text:p text:style-name="P51"><text:span text:style-name="T61">The preceding description is the general structure of these attributes. <text:s/>The character portion of the attribute actually identifies the type of machine instruction field or source statement </text:span><text:span text:style-name="T61">operand is being defined. <text:s/>The numeric portion of the attribute is simply a identification allowing multiple such fields or operands to be differentiated within the '</text:span><text:span text:style-name="T24">format</text:span><text:span text:style-name="T61">' statement. <text:s/>As specification of a type each attribute is restricted to specific character sequences. <text:s/></text:span></text:p>
      <text:p text:style-name="P51"><text:span text:style-name="T61">The following table describe the recognized </text:span><text:span text:style-name="T62">'</text:span><text:span text:style-name="T25">mfield</text:span><text:span text:style-name="T62">' </text:span><text:span text:style-name="T61">types. <text:s/></text:span><text:span text:style-name="T63">In each case a number can be associated with a specific type to differentiate it from another machine instruction field of the same type.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6"><text:span text:style-name="T24">mfield</text:span><text:span text:style-name="T61"> Type</text:span></text:p>
            </table:table-cell>
            <table:table-cell table:style-name="Table1.B1" office:value-type="string">
              <text:p text:style-name="P58">Description</text:p>
            </table:table-cell>
          </table:table-row>
        </table:table-header-rows>
        <table:table-row>
          <table:table-cell table:style-name="Table1.A2" office:value-type="string">
            <text:p text:style-name="P66">B</text:p>
          </table:table-cell>
          <table:table-cell table:style-name="Table1.B2" office:value-type="string">
            <text:p text:style-name="P61">A base register field</text:p>
          </table:table-cell>
        </table:table-row>
        <table:table-row>
          <table:table-cell table:style-name="Table1.A2" office:value-type="string">
            <text:p text:style-name="P66">D</text:p>
          </table:table-cell>
          <table:table-cell table:style-name="Table1.B2" office:value-type="string">
            <text:p text:style-name="P61">A displacement field</text:p>
          </table:table-cell>
        </table:table-row>
        <table:table-row>
          <table:table-cell table:style-name="Table1.A2" office:value-type="string">
            <text:p text:style-name="P66">DH</text:p>
          </table:table-cell>
          <table:table-cell table:style-name="Table1.B2" office:value-type="string">
            <text:p text:style-name="P59"><text:span text:style-name="T61">The high portion of a <text:s/>displacement </text:span><text:span text:style-name="T62">field</text:span></text:p>
          </table:table-cell>
        </table:table-row>
        <table:table-row>
          <table:table-cell table:style-name="Table1.A2" office:value-type="string">
            <text:p text:style-name="P67">DL</text:p>
          </table:table-cell>
          <table:table-cell table:style-name="Table1.B2" office:value-type="string">
            <text:p text:style-name="P62">The low portion of a displacement field</text:p>
          </table:table-cell>
        </table:table-row>
        <table:table-row>
          <table:table-cell table:style-name="Table1.A2" office:value-type="string">
            <text:p text:style-name="P66">I</text:p>
          </table:table-cell>
          <table:table-cell table:style-name="Table1.B2" office:value-type="string">
            <text:p text:style-name="P61">An immediate field</text:p>
          </table:table-cell>
        </table:table-row>
        <table:table-row>
          <table:table-cell table:style-name="Table1.A2" office:value-type="string">
            <text:p text:style-name="P66">M</text:p>
          </table:table-cell>
          <table:table-cell table:style-name="Table1.B2" office:value-type="string">
            <text:p text:style-name="P61">A mask field</text:p>
          </table:table-cell>
        </table:table-row>
        <table:table-row>
          <table:table-cell table:style-name="Table1.A2" office:value-type="string">
            <text:p text:style-name="P66">R</text:p>
          </table:table-cell>
          <table:table-cell table:style-name="Table1.B2" office:value-type="string">
            <text:p text:style-name="P61">A register field</text:p>
          </table:table-cell>
        </table:table-row>
        <table:table-row>
          <table:table-cell table:style-name="Table1.A2" office:value-type="string">
            <text:p text:style-name="P69">RELI</text:p>
          </table:table-cell>
          <table:table-cell table:style-name="Table1.B2" office:value-type="string">
            <text:p text:style-name="P63">A instruction relative immediate field</text:p>
          </table:table-cell>
        </table:table-row>
        <table:table-row>
          <table:table-cell table:style-name="Table1.A2" office:value-type="string">
            <text:p text:style-name="P66">RI</text:p>
          </table:table-cell>
          <table:table-cell table:style-name="Table1.B2" office:value-type="string">
            <text:p text:style-name="P59"><text:span text:style-name="T61">A</text:span><text:span text:style-name="T62">n instruction </text:span><text:span text:style-name="T61"><text:s/>immediate field</text:span></text:p>
          </table:table-cell>
        </table:table-row>
      </table:table>
      <text:p text:style-name="P53"/>
      <text:p text:style-name="P52"><text:span text:style-name="T62">The following table describes the assembler source '</text:span><text:span text:style-name="T25">sfield</text:span><text:span text:style-name="T62">' types. <text:s/></text:span><text:span text:style-name="T64">Unlike the machine field, the source operand describes the syntax required by an assembler for a given operand. <text:s/></text:span><text:span text:style-name="T62">In the syntax fields </text:span><text:span text:style-name="T64">of the following table</text:span><text:span text:style-name="T62">, the strings '</text:span><text:span text:style-name="T25">exp</text:span><text:span text:style-name="T62">', '</text:span><text:span text:style-name="T25">len</text:span><text:span text:style-name="T58">',</text:span><text:span text:style-name="T59"> </text:span><text:span text:style-name="T62">'</text:span><text:span text:style-name="T25">ndx</text:span><text:span text:style-name="T58">'</text:span><text:span text:style-name="T62"> </text:span><text:span text:style-name="T75">and '</text:span><text:span text:style-name="T29">reg</text:span><text:span text:style-name="T75">' </text:span><text:span text:style-name="T62">refer to an arithmetic expression. <text:s/></text:span><text:span text:style-name="T63">In each case a number can be associated with a specific type to differentiate it from another source operand of the same type. <text:s/></text:span><text:span text:style-name="T75">An example would be </text:span><text:span text:style-name="T29">R1</text:span><text:span text:style-name="T75"> and </text:span><text:span text:style-name="T29">R2</text:span><text:span text:style-name="T75"> to differentiate two </text:span><text:span text:style-name="T29">R</text:span><text:span text:style-name="T75"> type </text:span><text:span text:style-name="T29">mfield</text:span><text:span text:style-name="T75">'s or </text:span><text:span text:style-name="T29">sfield</text:span><text:span text:style-name="T75">'s in one instructi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E"/>
        <table:table-header-rows>
          <table:table-row>
            <table:table-cell table:style-name="Table2.A1" office:value-type="string">
              <text:p text:style-name="P57"><text:span text:style-name="T25">sfield</text:span><text:span text:style-name="T62"> Type</text:span></text:p>
            </table:table-cell>
            <table:table-cell table:style-name="Table2.B1" table:number-columns-spanned="4" office:value-type="string">
              <text:p text:style-name="P57"><text:span text:style-name="T70">Assembler </text:span><text:span text:style-name="T75">Supported</text:span><text:span text:style-name="T62"> Operand Syntax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office:value-type="string">
            <text:p text:style-name="P67">I</text:p>
          </table:table-cell>
          <table:table-cell table:style-name="Table2.A2" office:value-type="string">
            <text:p text:style-name="P67">exp</text:p>
          </table:table-cell>
          <table:table-cell table:style-name="Table2.C2" table:number-columns-spanned="3" office:value-type="string">
            <text:p text:style-name="P64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7">M</text:p>
          </table:table-cell>
          <table:table-cell table:style-name="Table2.A2" office:value-type="string">
            <text:p text:style-name="P67">exp</text:p>
          </table:table-cell>
          <table:table-cell table:style-name="Table2.C2" table:number-columns-spanned="3" office:value-type="string">
            <text:p text:style-name="P64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7">R</text:p>
          </table:table-cell>
          <table:table-cell table:style-name="Table2.A2" office:value-type="string">
            <text:p text:style-name="P67">exp</text:p>
          </table:table-cell>
          <table:table-cell table:style-name="Table2.C2" table:number-columns-spanned="3" office:value-type="string">
            <text:p text:style-name="P64"/>
          </table:table-cell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P70">RELI</text:p>
          </table:table-cell>
          <table:table-cell table:style-name="Table2.A2" office:value-type="string">
            <text:p text:style-name="P70">exp</text:p>
          </table:table-cell>
          <table:table-cell table:style-name="Table2.C2" table:number-columns-spanned="3" office:value-type="string">
            <text:p text:style-name="P64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8">RI</text:p>
          </table:table-cell>
          <table:table-cell table:style-name="Table2.A2" office:value-type="string">
            <text:p text:style-name="P68">exp</text:p>
          </table:table-cell>
          <table:table-cell table:style-name="Table2.C2" table:number-columns-spanned="3" office:value-type="string">
            <text:p text:style-name="P64"/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60"><text:span text:style-name="T25">S</text:span><text:span text:style-name="T62"> or </text:span><text:span text:style-name="T25">SY</text:span></text:p>
          </table:table-cell>
          <table:table-cell table:style-name="Table2.A2" office:value-type="string">
            <text:p text:style-name="P67">exp</text:p>
          </table:table-cell>
          <table:table-cell table:style-name="Table2.A2" office:value-type="string">
            <text:p text:style-name="P67">exp(exp)</text:p>
          </table:table-cell>
          <table:table-cell table:style-name="Table2.C2" table:number-columns-spanned="2" office:value-type="string">
            <text:p text:style-name="P64"/>
          </table:table-cell>
          <table:covered-table-cell/>
        </table:table-row>
        <table:table-row>
          <table:table-cell table:style-name="Table2.A2" office:value-type="string">
            <text:p text:style-name="P71">SR</text:p>
          </table:table-cell>
          <table:table-cell table:style-name="Table2.A2" office:value-type="string">
            <text:p text:style-name="P67">exp</text:p>
          </table:table-cell>
          <table:table-cell table:style-name="Table2.A2" office:value-type="string">
            <text:p text:style-name="P67">exp(<text:span text:style-name="T72">reg</text:span>)</text:p>
          </table:table-cell>
          <table:table-cell table:style-name="Table2.A2" office:value-type="string">
            <text:p text:style-name="P65"><text:span text:style-name="T63">e</text:span><text:span text:style-name="T62">xp(,exp)</text:span></text:p>
          </table:table-cell>
          <table:table-cell table:style-name="Table2.C2" office:value-type="string">
            <text:p text:style-name="P67">exp(<text:span text:style-name="T72">reg</text:span>,exp)</text:p>
          </table:table-cell>
        </table:table-row>
        <table:table-row>
          <table:table-cell table:style-name="Table2.A2" office:value-type="string">
            <text:p text:style-name="P60"><text:span text:style-name="T25">SL</text:span><text:span text:style-name="T72"> </text:span><text:span text:style-name="T62">or </text:span><text:span text:style-name="T25">SYL</text:span></text:p>
          </table:table-cell>
          <table:table-cell table:style-name="Table2.A2" office:value-type="string">
            <text:p text:style-name="P67">exp</text:p>
          </table:table-cell>
          <table:table-cell table:style-name="Table2.A2" office:value-type="string">
            <text:p text:style-name="P67">exp(len)</text:p>
          </table:table-cell>
          <table:table-cell table:style-name="Table2.A2" office:value-type="string">
            <text:p text:style-name="P65"><text:span text:style-name="T63">e</text:span><text:span text:style-name="T62">xp(,exp)</text:span></text:p>
          </table:table-cell>
          <table:table-cell table:style-name="Table2.C2" office:value-type="string">
            <text:p text:style-name="P67">exp(len,exp)</text:p>
          </table:table-cell>
        </table:table-row>
        <table:table-row>
          <table:table-cell table:style-name="Table2.A2" office:value-type="string">
            <text:p text:style-name="P60"><text:span text:style-name="T25">SX</text:span><text:span text:style-name="T62"> or </text:span><text:span text:style-name="T25">SYX</text:span></text:p>
          </table:table-cell>
          <table:table-cell table:style-name="Table2.A2" office:value-type="string">
            <text:p text:style-name="P67">exp</text:p>
          </table:table-cell>
          <table:table-cell table:style-name="Table2.A2" office:value-type="string">
            <text:p text:style-name="P67">exp(ndx)</text:p>
          </table:table-cell>
          <table:table-cell table:style-name="Table2.A2" office:value-type="string">
            <text:p text:style-name="P65"><text:span text:style-name="T63">e</text:span><text:span text:style-name="T62">xp(,exp)</text:span></text:p>
          </table:table-cell>
          <table:table-cell table:style-name="Table2.C2" office:value-type="string">
            <text:p text:style-name="P67">exp(ndx,exp)</text:p>
          </table:table-cell>
        </table:table-row>
      </table:table>
      <text:p text:style-name="P54"/>
      <text:p text:style-name="P52"><text:span text:style-name="T63">The primary difference between the '</text:span><text:span text:style-name="T26">sfield</text:span><text:span text:style-name="T63">' types that contain a '</text:span><text:span text:style-name="T26">Y</text:span><text:span text:style-name="T63">' and the corresponding type without the '</text:span><text:span text:style-name="T26">Y</text:span><text:span text:style-name="T63">' relates strictly to needs of the machine instructions with which they are used. <text:s/>In each of these cases the operand syntax required by an assembler is the same. <text:s/>However the needs of the corresponding machine instructions are different with regards to their treatment of displacement fields. <text:s/>Likewise, the '</text:span><text:span text:style-name="T26">R</text:span><text:span text:style-name="T30">ELI</text:span><text:span text:style-name="T63">' type imposes specific requirements on an assembler for instruction relative immediate machine fields.</text:span></text:p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lbany AMT" svg:font-family="'Albany AMT'" style:font-family-generic="swiss"/>
    <style:font-face style:name="Arial" svg:font-family="Arial" style:font-family-generic="swiss"/>
    <style:font-face style:name="Andale Mono" svg:font-family="'Andale Mono'" style:font-pitch="fixed"/>
    <style:font-face style:name="Luxi Mono" svg:font-family="'Luxi Mono'" style:font-pitch="fixed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 AMT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 style:font-name-complex="Ari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paragraph-rsid="00034c5c" style:font-size-asian="14pt" style:font-size-complex="14pt"/>
    </style:style>
    <style:style style:name="MP2" style:family="paragraph" style:parent-style-name="Footer">
      <style:paragraph-properties fo:text-align="end" style:justify-single-word="false"/>
      <style:text-properties officeooo:paragraph-rsid="00034c5c"/>
    </style:style>
    <style:style style:name="MT1" style:family="text">
      <style:text-properties officeooo:rsid="00034c5c"/>
    </style:style>
    <style:style style:name="MT2" style:family="text">
      <style:text-properties officeooo:rsid="0069004c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chine Specification Language</text:span></text:p>
      </style:header>
      <style:footer>
        <text:p text:style-name="MP2"><text:span text:style-name="MT1">Page </text:span><text:span text:style-name="MT1"><text:page-number text:select-page="current">2</text:page-number></text:span><text:span text:style-name="MT1"> of </text:span><text:span text:style-name="MT1"><text:page-count>10</text:page-count></text:span><text:span text:style-name="MT1"><text:tab/></text:span><text:span text:style-name="MT2">v 0.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2-05T15:40:57</meta:creation-date>
    <meta:generator>LibreOffice/3.6$Linux_X86_64 LibreOffice_project/360m1$Build-304</meta:generator>
    <dc:date>2014-02-14T10:38:35</dc:date>
    <meta:editing-duration>PT5H44M57S</meta:editing-duration>
    <meta:editing-cycles>108</meta:editing-cycles>
    <meta:document-statistic meta:table-count="2" meta:image-count="0" meta:object-count="0" meta:page-count="10" meta:paragraph-count="205" meta:word-count="2689" meta:character-count="17478" meta:non-whitespace-character-count="14764"/>
  </office:meta>
</office:document-meta>
</file>